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3b1" officeooo:paragraph-rsid="000013b1"/>
    </style:style>
    <style:style style:name="P2" style:family="paragraph" style:parent-style-name="Standard">
      <style:text-properties officeooo:rsid="00004994" officeooo:paragraph-rsid="00004994"/>
    </style:style>
    <style:style style:name="T1" style:family="text">
      <style:text-properties officeooo:rsid="00001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 x</text:p>
      <text:p text:style-name="P1">control panel</text:p>
      <text:p text:style-name="P1">network and sharing center</text:p>
      <text:p text:style-name="P1">change adapter settings</text:p>
      <text:p text:style-name="P1">ethernet</text:p>
      <text:p text:style-name="P1">right click properties</text:p>
      <text:p text:style-name="P1">Internet protocol version 4</text:p>
      <text:p text:style-name="P1">Properties</text:p>
      <text:p text:style-name="P1">obtain an IP address automatically</text:p>
      <text:p text:style-name="P1">OK</text:p>
      <text:p text:style-name="P1">close</text:p>
      <text:p text:style-name="P1"/>
      <text:p text:style-name="P2">the reverse</text:p>
      <text:p text:style-name="P2">deselect <text:span text:style-name="T1">obtain an IP address automatically</text:span></text:p>
      <text:p text:style-name="P2">IP address 192 168 0 3</text:p>
      <text:p text:style-name="P2">Network 255 255 255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2:21:36.819000000</meta:creation-date>
    <dc:date>2015-07-01T22:27:07.548000000</dc:date>
    <meta:editing-duration>PT5M30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5" meta:word-count="46" meta:character-count="275" meta:non-whitespace-character-count="244"/>
  </office:meta>
</office:document-meta>
</file>